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3333" style:font-name="Times New Roman" fo:font-size="18pt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fo:color="#ff3333" style:font-name="Times New Roman"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ff3333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8pt" style:font-size-asian="18pt" style:font-size-complex="18pt"/>
    </style:style>
    <style:style style:name="T1" style:family="text">
      <style:text-properties fo:color="#ff3333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rname(n) Nachname</text:p>
      <text:p text:style-name="P1">Straße Hausnummer</text:p>
      <text:p text:style-name="P1">Postleitzahl Stadt</text:p>
      <text:p text:style-name="P4"><text:span text:style-name="T1">Stadt</text:span>, den <text:span text:style-name="T1">TT.MM.JJJJ [Gerichtstermin]</text:span></text:p>
      <text:p text:style-name="P4"/>
      <text:p text:style-name="P2">Zuständiges Amtsgericht</text:p>
      <text:p text:style-name="P2">Straße Hausnummer</text:p>
      <text:p text:style-name="P2">Postleitzahl Stadt</text:p>
      <text:p text:style-name="P2"/>
      <text:p text:style-name="P3"/>
      <text:p text:style-name="P3"><text:span text:style-name="T2">Aktenzeichen: </text:span>[Aktenzeichen]</text:p>
      <text:p text:style-name="P3"/>
      <text:p text:style-name="P3"><text:span text:style-name="T2">Sehr geehrte Beamtete des</text:span> [zuständigen Amtsgerichts],</text:p>
      <text:p text:style-name="P3"/>
      <text:p text:style-name="P5">Hiermit verzichte ich auf das Einlegen von Rechtsmitteln bei der obigen Personenstandssache.</text:p>
      <text:p text:style-name="P5"/>
      <text:p text:style-name="P5"/>
      <text:p text:style-name="P5">Mit freundlichen Grüßen,</text:p>
      <text:p text:style-name="P5"/>
      <text:p text:style-name="P3">[Vorname(n), Nach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4S</meta:editing-duration>
    <meta:editing-cycles>3</meta:editing-cycles>
    <meta:generator>OpenOffice/4.1.6$Win32 OpenOffice.org_project/416m1$Build-9790</meta:generator>
    <dc:date>2019-12-31T03:53:09.45</dc:date>
    <meta:document-statistic meta:table-count="0" meta:image-count="0" meta:object-count="0" meta:page-count="1" meta:paragraph-count="12" meta:word-count="41" meta:character-count="369"/>
    <dc:creator>Elena Schmidt</dc:creator>
    <meta:user-defined meta:name="Info 1"/>
    <meta:user-defined meta:name="Info 2"/>
    <meta:user-defined meta:name="Info 3"/>
    <meta:user-defined meta:name="Info 4"/>
  </office:meta>
</office:document-meta>
</file>